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36ed" officeooo:paragraph-rsid="000136ed"/>
    </style:style>
    <style:style style:name="P2" style:family="paragraph" style:parent-style-name="Standard">
      <style:text-properties officeooo:paragraph-rsid="000136ed"/>
    </style:style>
    <style:style style:name="P3" style:family="paragraph" style:parent-style-name="Standard">
      <style:text-properties fo:font-weight="bold" officeooo:rsid="000136ed" officeooo:paragraph-rsid="000136ed" style:font-weight-asian="bold" style:font-weight-complex="bold"/>
    </style:style>
    <style:style style:name="P4" style:family="paragraph" style:parent-style-name="Standard">
      <style:text-properties fo:font-style="italic" officeooo:rsid="000136ed" officeooo:paragraph-rsid="000136ed" style:font-style-asian="italic" style:font-style-complex="italic"/>
    </style:style>
    <style:style style:name="T1" style:family="text">
      <style:text-properties officeooo:rsid="000136ed"/>
    </style:style>
    <style:style style:name="T2" style:family="text">
      <style:text-properties officeooo:rsid="00027445"/>
    </style:style>
    <style:style style:name="T3" style:family="text">
      <style:text-properties officeooo:rsid="0002e3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cherche sur : angular</text:p>
      <text:p text:style-name="P1"/>
      <text:p text:style-name="P2"><text:span text:style-name="T1">échantillon d’annonces (</text:span><text:span text:style-name="T3">I</text:span><text:span text:style-name="T1">ndeed)</text:span></text:p>
      <text:p text:style-name="P1"/>
      <text:p text:style-name="P1">POSITIF: +++++++<text:span text:style-name="T2">+++</text:span></text:p>
      <text:p text:style-name="P1">NEGATIF: ++++<text:span text:style-name="T2">++++</text:span></text:p>
      <text:p text:style-name="P1"/>
      <text:p text:style-name="P4">grosse réserve car souvent couplé à Jav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0-12-01T15:50:42.767000000</dc:date>
    <meta:editing-duration>PT4M1S</meta:editing-duration>
    <meta:editing-cycles>2</meta:editing-cycles>
    <meta:document-statistic meta:table-count="0" meta:image-count="0" meta:object-count="0" meta:page-count="1" meta:paragraph-count="5" meta:word-count="18" meta:character-count="131" meta:non-whitespace-character-count="118"/>
  </office:meta>
</office:document-meta>
</file>